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0"><text:s/>0.Prolog<text:tab/>5</text:p>
          <text:p text:style-name="P10"><text:s/>1.Büro 1: Schlemmer<text:tab/>9</text:p>
          <text:p text:style-name="P10"><text:s/>2.Büro 2: Ingeborg<text:tab/>11</text:p>
          <text:p text:style-name="P10"><text:s/>3.Büro 3: Kommission<text:tab/>13</text:p>
          <text:p text:style-name="P10"><text:s/>4.Büro 4: Hazeltine<text:tab/>16</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5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Mal sehen was sich in diesem immer noch zetrümmerten Berlin zugetragen hat:</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text:soft-page-break/>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text:line-break/>Ich habe versucht, es zu schaffen, glaube mir - ich habe nur... konnte nicht entkommen.<text:line-break/>[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text:line-break/>Ja, endlich? Mit die Kinder.</text:p>
      <text:p text:style-name="Text_20_body"><text:soft-page-break/>INGEBORG<text:line-break/>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11T21:04:20.11</dc:date>
    <dc:creator>Jirka Dell'Oro-Friedl</dc:creator>
    <meta:editing-duration>P3DT9H48M33S</meta:editing-duration>
    <meta:editing-cycles>44</meta:editing-cycles>
    <meta:generator>OpenOffice/4.1.15$Win32 OpenOffice.org_project/4115m2$Build-9813</meta:generator>
    <meta:document-statistic meta:table-count="1" meta:image-count="0" meta:object-count="1" meta:page-count="17" meta:paragraph-count="261" meta:word-count="5237" meta:character-count="343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4" office:value-type="string">
            <text:p>X</text:p>
          </table:table-cell>
          <table:table-cell table:number-columns-repeated="5"/>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5">
          <table:table-cell office:value-type="string">
            <text:p>PHYLLIS MacNAMARA</text:p>
          </table:table-cell>
          <table:table-cell table:number-columns-repeated="2"/>
          <table:table-cell office:value-type="string">
            <text:p>X</text:p>
          </table:table-cell>
          <table:table-cell table:number-columns-repeated="7"/>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1">02/11/2025</text:date>, <text:time>21:04:20</text:time></text:p>
        </style:region-right>
      </style:header>
      <style:header-left style:display="false"/>
      <style:footer>
        <text:p>Seite <text:page-number>1</text:page-number> / <text:page-count>99</text:page-count></text:p>
      </style:footer>
      <style:footer-left style:display="false"/>
    </style:master-page>
  </office:master-styles>
</office:document-styles>
</file>